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break-before="page"/>
      <style:text-properties style:font-name="Ubuntu" fo:font-size="12pt" fo:font-weight="normal" style:font-size-asian="12pt" style:font-size-complex="12pt"/>
    </style:style>
    <style:style style:name="P3" style:family="paragraph" style:parent-style-name="Normal">
      <style:paragraph-properties fo:text-align="center" style:justify-single-word="false" fo:break-before="page"/>
      <style:text-properties style:font-name="Ubuntu" fo:font-size="24pt" fo:font-weight="bold" style:font-size-asian="24pt" style:font-size-complex="24pt"/>
    </style:style>
    <style:style style:name="P4" style:family="paragraph" style:parent-style-name="Normal">
      <style:text-properties style:font-name="Ubuntu" fo:font-size="12pt" style:text-underline-style="solid" style:text-underline-width="auto" style:text-underline-color="font-color" fo:font-weight="normal" officeooo:paragraph-rsid="0019269f" style:font-size-asian="12pt" style:font-size-complex="12pt"/>
    </style:style>
    <style:style style:name="P5" style:family="paragraph" style:parent-style-name="Normal">
      <style:text-properties style:font-name="Ubuntu" fo:font-size="12pt" style:text-underline-style="solid" style:text-underline-width="auto" style:text-underline-color="font-color" fo:font-weight="normal" officeooo:paragraph-rsid="001a800c" style:font-size-asian="12pt" style:font-size-complex="12pt"/>
    </style:style>
    <style:style style:name="P6" style:family="paragraph" style:parent-style-name="Normal">
      <style:text-properties style:font-name="Ubuntu" fo:font-size="12pt" fo:font-weight="normal" style:font-size-asian="12pt" style:font-size-complex="12pt"/>
    </style:style>
    <style:style style:name="P7" style:family="paragraph" style:parent-style-name="Normal">
      <style:text-properties style:font-name="Ubuntu" fo:font-size="12pt" fo:font-weight="normal" officeooo:paragraph-rsid="001a800c" style:font-size-asian="12pt" style:font-size-complex="12pt"/>
    </style:style>
    <style:style style:name="P8" style:family="paragraph" style:parent-style-name="Normal">
      <style:text-properties style:font-name="Ubuntu" fo:font-size="12pt" fo:font-weight="normal" officeooo:paragraph-rsid="001b4423" style:font-size-asian="12pt" style:font-size-complex="12pt"/>
    </style:style>
    <style:style style:name="P9" style:family="paragraph" style:parent-style-name="Normal">
      <style:text-properties style:font-name="Ubuntu" fo:font-size="12pt" fo:font-weight="normal" officeooo:paragraph-rsid="001e1c08" style:font-size-asian="12pt" style:font-size-complex="12pt"/>
    </style:style>
    <style:style style:name="P10" style:family="paragraph" style:parent-style-name="Normal">
      <style:text-properties style:font-name="Ubuntu" fo:font-size="12pt" fo:font-weight="normal" officeooo:paragraph-rsid="001f1f08" style:font-size-asian="12pt" style:font-size-complex="12pt"/>
    </style:style>
    <style:style style:name="P11" style:family="paragraph" style:parent-style-name="Normal">
      <style:text-properties style:font-name="Ubuntu" fo:font-size="12pt" fo:font-weight="normal" officeooo:paragraph-rsid="001fed78" style:font-size-asian="12pt" style:font-size-complex="12pt"/>
    </style:style>
    <style:style style:name="P12" style:family="paragraph" style:parent-style-name="Normal">
      <style:text-properties style:font-name="Ubuntu" fo:font-size="12pt" fo:font-weight="normal" officeooo:paragraph-rsid="0019269f" style:font-size-asian="12pt" style:font-size-complex="12pt"/>
    </style:style>
    <style:style style:name="P13" style:family="paragraph" style:parent-style-name="Normal">
      <style:text-properties style:font-name="Ubuntu" fo:font-size="18pt" style:text-underline-style="solid" style:text-underline-width="auto" style:text-underline-color="font-color" fo:font-weight="normal" style:font-size-asian="18pt" style:font-size-complex="18pt"/>
    </style:style>
    <style:style style:name="P14" style:family="paragraph" style:parent-style-name="Normal">
      <style:text-properties style:font-name="Ubuntu" fo:font-size="18pt" fo:font-weight="normal" style:font-size-asian="18pt" style:font-size-complex="18pt"/>
    </style:style>
    <style:style style:name="P15" style:family="paragraph" style:parent-style-name="Normal">
      <style:paragraph-properties fo:text-align="center" style:justify-single-word="false"/>
      <style:text-properties style:font-name="Ubuntu" fo:font-size="18pt" fo:font-weight="bold" style:font-size-asian="18pt" style:font-size-complex="18pt"/>
    </style:style>
    <style:style style:name="T1" style:family="text">
      <style:text-properties fo:font-size="15pt"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officeooo:rsid="0019269f"/>
    </style:style>
    <style:style style:name="T3" style:family="text">
      <style:text-properties officeooo:rsid="0019269f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9269f"/>
    </style:style>
    <style:style style:name="T7" style:family="text">
      <style:text-properties officeooo:rsid="001a800c"/>
    </style:style>
    <style:style style:name="T8" style:family="text">
      <style:text-properties officeooo:rsid="001b4423"/>
    </style:style>
    <style:style style:name="T9" style:family="text">
      <style:text-properties officeooo:rsid="001e1c08"/>
    </style:style>
    <style:style style:name="T10" style:family="text">
      <style:text-properties officeooo:rsid="001f1f08"/>
    </style:style>
    <style:style style:name="T11" style:family="text">
      <style:text-properties officeooo:rsid="001fed7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TAD</text:p>
        <text:p text:style-name="P13"/>
        <text:p text:style-name="P14"/>
        <text:p text:style-name="P15"><text:span text:style-name="T6">Implementación </text:span><text:span text:style-name="T5">TAD</text:span></text:p>
        <text:p text:style-name="P14"/>
        <text:p text:style-name="P6"><text:span text:style-name="T3">1</text:span>) TAD Interface de la Estación</text:p>
        <text:p text:style-name="P6">TAD est_interface (Es la Interface de la Estación como Servidor de Red, dibuja en pantalla, además de la Interfaz Gráfica),</text:p>
        <text:p text:style-name="P6"/>
        <text:p text:style-name="P6">Estructura de Datos para la interfaz grafica </text:p>
        <text:p text:style-name="P6">typedef struct {</text:p>
        <text:p text:style-name="P6"><text:s text:c="4"/>WINDOW *pAppFrame;</text:p>
        <text:p text:style-name="P6"><text:s text:c="4"/>WINDOW *pLogFrame;</text:p>
        <text:p text:style-name="P6"><text:s text:c="4"/>WINDOW *pLogWindow;</text:p>
        <text:p text:style-name="P6"><text:s text:c="4"/>WINDOW *pCmdFrame;</text:p>
        <text:p text:style-name="P6"><text:s text:c="4"/>WINDOW *pCmdWindow;</text:p>
        <text:p text:style-name="P6"><text:s text:c="3"/><text:tab/>WINDOW *pRegFrame;</text:p>
        <text:p text:style-name="P6"><text:s text:c="4"/>WINDOW *pRegWindow; </text:p>
        <text:p text:style-name="P6">} ST_APP_WINDOW;</text:p>
        <text:p text:style-name="P6"/>
        <text:p text:style-name="P6">Variable global para la interfaz grafica </text:p>
        <text:p text:style-name="P6">ST_APP_WINDOW pWin;</text:p>
        <text:p text:style-name="P6"/>
        <text:p text:style-name="P6">Estructura del tipo enum para los colores a utilizar</text:p>
        <text:p text:style-name="P6">typedef enum {RED=1, GREEN, BLUE, WHITE, YELLOW, CYAN,} COLOUR;</text:p>
        <text:p text:style-name="P6"/>
        <text:p text:style-name="P4"><text:span text:style-name="T3">Nombre de Funciones - </text:span>Operaciones:</text:p>
        <text:p text:style-name="P6"/>
        <text:p text:style-name="P7">void initUserInterface(ST_APP_WINDOW *):</text:p>
        <text:p text:style-name="P6">Funcion que Crea las ventanas de la app. Asocia colores con las ventanas, Crea en pantalla un grupo de ventanas con la siguiente estructura: Log: muestra mensajes, Cmd: permite el ingreso de comandos al usuario. param ST_APP_WINDOW * puntero a estructura que contiene las ventanas.</text:p>
        <text:p text:style-name="P6"/>
        <text:p text:style-name="P6">void drawUserInterface(ST_APP_WINDOW *):</text:p>
        <text:p text:style-name="P8">Funcion que Dibuja el Marco de la App, Ventana Log, Ventana Cmd, Ventana Reg, param ST_APP_WINDOW * puntero a estructura que contiene las ventanas.</text:p>
        <text:p text:style-name="P6"/>
        <text:p text:style-name="P6">void printWindowTitle(WINDOW *pWin, const char * message):</text:p>
        <text:p text:style-name="P8">Funcion que toma el Titulo a imprimir, <text:span text:style-name="T8">p</text:span>aram * pWin Variable global para la interfaz grafica, param * message es la Estación y su numero como titulo. </text:p>
        <text:p text:style-name="P6"/>
        <text:p text:style-name="P6">void printLog(ST_APP_WINDOW *pWindow, const char * message, COLOUR colour):</text:p>
        <text:p text:style-name="P8">Funcion que imprime en la pantalla tipo Log en la parte <text:span text:style-name="T4">superior, </text:span>param * pWindow puntero a la estructura que contiene las ventanas, param * message contiene el mensaje a imprimir, param colour de la estructura tipo enum con los colores a utilizar.</text:p>
        <text:p text:style-name="P6"><text:soft-page-break/></text:p>
        <text:p text:style-name="P6">void printRegistro(ST_APP_WINDOW *pWindow, const char *message, COLOUR colour):</text:p>
        <text:p text:style-name="P8">Funcion que imprime en la parte derecha de la ventana si se conecto el tren, se utiliza en funcEstaciones.c, param * pWindow puntero a la estructura que contiene las ventanas, param * message contiene el mensaje a imprimir, param COLOUR colour es de la estructura tipo enum con los colores a utilizar.</text:p>
        <text:p text:style-name="P6"/>
        <text:p text:style-name="P6">int printEstadoTrenes(ST_APP_WINDOW *pWin , TREN trenes[]):</text:p>
        <text:p text:style-name="P8">Funcion que imprime el Estado completo del Tren con todas sus variables, param * pWin Variable global para la interfaz grafica, param TREN trenes es el vector de trenes, return <text:span text:style-name="T8">un entero.</text:span></text:p>
        <text:p text:style-name="P6"/>
        <text:p text:style-name="P6">void unInitUserInterface(ST_APP_WINDOW *):</text:p>
        <text:p text:style-name="P8">Funcion que inicia el usuario de la interfaz grafica, <text:span text:style-name="T8">p</text:span>aram * variable global para la interfaz grafica.</text:p>
        <text:p text:style-name="P6"/>
        <text:p text:style-name="P6">void printEstadoEstaciones(ST_APP_WINDOW *pWin, ESTACION est[]):</text:p>
        <text:p text:style-name="P8">Funcion que imprime el Estado completo de la Estación, param * pWin Variable global para la interfaz grafica, param ESTACION est es el vector de estaciones. </text:p>
        <text:p text:style-name="P6"/>
        <text:p text:style-name="P6">void printHelp(ST_APP_WINDOW *pAppWin):</text:p>
        <text:p text:style-name="P8">Funcion que imprime la Ayuda del programa, param * pAppWin representa la Variable global para la interfaz grafica.</text:p>
        <text:p text:style-name="P6"/>
        <text:p text:style-name="P6">void clearWindow(WINDOW *pWin):</text:p>
        <text:p text:style-name="P8">Funcion que limpia la ventana de comandos y hace un refresco de pantalla, param * pWin variable global, ventana de comandos, return ERR_OK.</text:p>
        <text:p text:style-name="P6"/>
        <text:p text:style-name="P6">void clearCmdWindow(WINDOW *pWin):</text:p>
        <text:p text:style-name="P8">Funcion que limpia la ventana de comandos, param * pWin variable global, ventana de comandos, return ERR_OK. </text:p>
        <text:p text:style-name="P6"/>
        <text:p text:style-name="P6">void InterfazGrafica():</text:p>
        <text:p text:style-name="P8">Funcion para el hilo que se encarga de la interfaz grafica, param sin parámetros. </text:p>
        <text:p text:style-name="P8"/>
        <text:p text:style-name="P2"><text:span text:style-name="T3">2</text:span>) TAD Función de Estaciones</text:p>
        <text:p text:style-name="P6">TAD funcEstaciones (funciones que utiliza y administra la estación),</text:p>
        <text:p text:style-name="P6"/>
        <text:p text:style-name="P4"><text:span text:style-name="T3">Nombre de Funciones - </text:span>Operaciones:</text:p>
        <text:p text:style-name="P6"/>
        <text:p text:style-name="P6">Estructura de datos para Estaciones.</text:p>
        <text:p text:style-name="P6">typedef struct </text:p>
        <text:p text:style-name="P6">{</text:p>
        <text:p text:style-name="P6"><text:tab/>int ID;</text:p>
        <text:p text:style-name="P6"><text:tab/>char nombre[max_nombre_est];</text:p>
        <text:p text:style-name="P6"><text:tab/>int distancia;</text:p>
        <text:p text:style-name="P6"><text:tab/>int online;</text:p>
        <text:p text:style-name="P6"><text:tab/>int nCliente;</text:p>
        <text:p text:style-name="P6"><text:tab/>TREN tren[MAX_TREN];</text:p>
        <text:p text:style-name="P6">}ESTACION;</text:p>
        <text:p text:style-name="P6"/>
        <text:p text:style-name="P6">Estructura de datos de Nodo Trenes</text:p>
        <text:p text:style-name="P6">typedef struct nodo</text:p>
        <text:p text:style-name="P6">{</text:p>
        <text:p text:style-name="P6"><text:tab/>struct nodo * sig;</text:p>
        <text:p text:style-name="P6"><text:tab/>TREN * tren;</text:p>
        <text:p text:style-name="P6"><text:tab/>int prioridad;</text:p>
        <text:p text:style-name="P6">}ST_NODO_TRENES;</text:p>
        <text:p text:style-name="P6"/>
        <text:p text:style-name="P6">Variables globales Tipo Nodos a Tren, anden, tipo file txt a estación</text:p>
        <text:p text:style-name="P6">pthread_mutex_t lock;</text:p>
        <text:p text:style-name="P6">TREN * anden ;</text:p>
        <text:p text:style-name="P6">ST_NODO_TRENES * ColaPrioridadMenor ;</text:p>
        <text:p text:style-name="P6">ST_NODO_TRENES * ColaPrioridadMayor ;</text:p>
        <text:p text:style-name="P6"/>
        <text:p text:style-name="P6">pthread_mutex_t log_lock;</text:p>
        <text:p text:style-name="P6">FILE * logEstacion;</text:p>
        <text:p text:style-name="P6"/>
        <text:p text:style-name="P6">int serverEst[MAX_ESTACION];</text:p>
        <text:p text:style-name="P6">ESTACION estaciones[MAX_ESTACION];</text:p>
        <text:p text:style-name="P6">int miPos;</text:p>
        <text:p text:style-name="P6"/>
        <text:p text:style-name="P6">int ObtenerDatosMiEstacion(char * nomArchivo, ESTACION est[]):</text:p>
        <text:p text:style-name="P9">Funcion Abre el archivo de configuración pasado como argumento y lo guarda, en la posición del vector de estaciones que corresponda, param * nomArchivo es el nombre del archivo, param ESTACION est es el vector de estaciones, <text:span text:style-name="T9">r</text:span>eturn devuelve la posición en la que se encuentra tu estación</text:p>
        <text:p text:style-name="P6"/>
        <text:p text:style-name="P6">void ObtenerOtrasEstaciones(ESTACION est[],int miPos):</text:p>
        <text:p text:style-name="P9">Funcion Abre el resto de los archivos de configuración, y obtiene los datos de las demás estaciones, </text:p>
        <text:p text:style-name="P9">param * ESTACION est es el vector de estaciones, param int miPos guarda la posición de la estación en el vector.</text:p>
        <text:p text:style-name="P9"/>
        <text:p text:style-name="P6"><text:soft-page-break/></text:p>
        <text:p text:style-name="P6">int registrarTren(ESTACION *estacion, char * mensaje):</text:p>
        <text:p text:style-name="P9">Funcion Copia los datos del tren en la estación en caso que haya lugar disponible, param ESTACION * estacion puntero a la estación, param char * mensaje contiene los datos para registrar el tren, return Devuelve 1 si el tren se registro correctamente y 0 en caso de que no se haya registrado.</text:p>
        <text:p text:style-name="P6"/>
        <text:p text:style-name="P6"><text:span text:style-name="T9">i</text:span>nt buscarTrenes( TREN trenes[] ,int posTrenes[]):</text:p>
        <text:p text:style-name="P9">Funcion Devuelve un vector con las posiciones del vector de trenes en las que se encuentran, param TREN trenes es el vector de trenes, <text:span text:style-name="T9">p</text:span>aram int posTrenes indica la posición de los trenes, <text:span text:style-name="T9">e</text:span>ncontrados, return devuelve la cantidad.</text:p>
        <text:p text:style-name="P6"/>
        <text:p text:style-name="P6">int BuscarTrenPorID(ESTACION estacion, int idTren):</text:p>
        <text:p text:style-name="P9">Funcion Busca un Tren en el vector de trenes, param ESTACION estacion variable del tipo ESTACION, param int idTren es el numero de tren a buscar, return Devuelve la posición en la que se encuentra el tren en el vector de trenes de la estación, o -1 si no se encuentra.</text:p>
        <text:p text:style-name="P6"/>
        <text:p text:style-name="P6">void ConexionServer():</text:p>
        <text:p text:style-name="P9">Funcion para el hilo que se encarga de la conexión servidor-cliente.</text:p>
        <text:p text:style-name="P6"/>
        <text:p text:style-name="P6">int buscarEstacionPorNombre(char * mensaje):</text:p>
        <text:p text:style-name="P9">Funcion Busca a la estación por el nombre, param char * mensaje donde tiene el nombre de la estación a buscar, return Devuelve la pos si la encuentra o -1 si no la encuentra.</text:p>
        <text:p text:style-name="P6"/>
        <text:p text:style-name="P6">int mensajeListadoEstDisp(char * mensaje):</text:p>
        <text:p text:style-name="P9">Funcion que Copia las estaciones disponibles para viajar, param * mensaje puntero a char donde se van a copiar las estaciones disponibles, return devuelve la cantidad de estaciones que están disponibles para viajar.</text:p>
        <text:p text:style-name="P6"/>
        <text:p text:style-name="P6">int mostrarTrenesMigrados(char * mensaje):</text:p>
        <text:p text:style-name="P9">Funcion que Copia los trenes que migraron al mensaje*, param * mensaje puntero a char donde se van a copiar los trenes, return devuelve la cantidad de trenes migrados. </text:p>
        <text:p text:style-name="P6"/>
        <text:p text:style-name="P6">int elegirTren():</text:p>
        <text:p text:style-name="P9">Funcion que Pide al usuario que ingrese el tren que quiere que viaje, return posición del tren elegido en el vector o -1 en caso de que el tren elegido no sea valido.</text:p>
        <text:p text:style-name="P6"/>
        <text:p text:style-name="P6">int elegirEstDestino():</text:p>
        <text:p text:style-name="P9">Funcion Pide al usuario que ingrese la estación donde quiere viajar* , return posición la estación elegida o -1 en caso de que no sea valida.</text:p>
        <text:p text:style-name="P6"/>
        <text:p text:style-name="P6">int calcularTiempoDeViaje(int posEstacionDestino):</text:p>
        <text:p text:style-name="P9">Funcion Calcula el tiempo basándose en la distancia entre una estación y otra* , param <text:s/>posEstacionDestino La posición en el vector de estación a la cual se quiere dirigir el tren, return Tiempo de viaje.</text:p>
        <text:p text:style-name="P6"/>
        <text:p text:style-name="P6">void prepararEnvioTren(char *mensaje , TREN * tren):</text:p>
        <text:p text:style-name="P9"><text:soft-page-break/>Funcion Prepara el mensaje para enviar un tren de una estación a otra, param * mensaje puntero a char copia el mensaje a enviar, <text:span text:style-name="T9">p</text:span>aram * tren Para saber que tren hay que enviar.</text:p>
        <text:p text:style-name="P9"/>
        <text:p text:style-name="P6">ST_NODO_TRENES * crearNuevoNodo(TREN * tren):</text:p>
        <text:p text:style-name="P9">Funcion Crea nodo de tren, param * puntero tren de estructura TREN, return devuelve el nodo del nuevo nodo creado.</text:p>
        <text:p text:style-name="P6"/>
        <text:p text:style-name="P6">void encolarTren(TREN * tren, ST_NODO_TRENES ** cola):</text:p>
        <text:p text:style-name="P9">Funcion Suma trenes a la cola de trenes, param * puntero tren de estructura TREN, <text:span text:style-name="T9">p</text:span>aram ** cola puntero a puntero del Nodo Trenes.</text:p>
        <text:p text:style-name="P6"/>
        <text:p text:style-name="P6">TREN * asignarAnden(ST_NODO_TRENES ** cola):</text:p>
        <text:p text:style-name="P9">Funcion Asigna Anden al tren, param ** cola puntero a puntero del Nodo Trenes, return devuelve el puntero del tren afectado.</text:p>
        <text:p text:style-name="P6"/>
        <text:p text:style-name="P6">TREN * eliminarNodoPrioridad(ST_NODO_TRENES ** cola):</text:p>
        <text:p text:style-name="P9">Funcion Elimina Nodos según la prioridades, param ** cola puntero a puntero del Nodo Trenes, return devuelve el puntero del tren afectado.</text:p>
        <text:p text:style-name="P6"/>
        <text:p text:style-name="P6">TREN * eliminarNodoTrenSegunID(int IDTren, ST_NODO_TRENES ** cola):</text:p>
        <text:p text:style-name="P9">Funcion Elimina Nodo del tren por ID, param int IDTren para identificar al tren afectado, param ** cola puntero a puntero del Nodo Trenes, return devuelve el puntero del tren afectado.</text:p>
        <text:p text:style-name="P6"/>
        <text:p text:style-name="P6"><text:span text:style-name="T9">i</text:span>nt subirPrioridadTrenes(ST_NODO_TRENES * cola):</text:p>
        <text:p text:style-name="P9">Funcion Sube la prioridad a los trenes por tiempo de su espera en la cola, param * cola puntero al Nodo Trenes, return devuelve el entero con la sumatoria que le corresponda según la vuelta de prioridades.</text:p>
        <text:p text:style-name="P6"/>
        <text:p text:style-name="P6">void CambiarDeColaTrenes(ST_NODO_TRENES ** cola_Menor, ST_NODO_TRENES ** cola_Mayor, int cantNodos):</text:p>
        <text:p text:style-name="P9">Funcion Cambia de cola menor prioridad a la Cola Mayor prioridad, param ** cola Menor puntero a la Colas de Menor prioridad, param ** cola Mayor puntero a la Colas de Mayor prioridad, param int cantNodos lleva la cantidad de nodos tipo entero.</text:p>
        <text:p text:style-name="P6"/>
        <text:p text:style-name="P6">void NuevoTrenAnden(TREN ** anden, ST_NODO_TRENES ** cola_Menor, ST_NODO_TRENES ** cola_Mayor):</text:p>
        <text:p text:style-name="P9">Funcion Nuevo tren para anden, param TREN ** anden puntero de puntero anden de trenes, param ** cola Menor puntero a la Colas de Menor prioridad, param ** cola Mayor puntero a la Colas de Mayor prioridad.</text:p>
        <text:p text:style-name="P6"/>
        <text:p text:style-name="P6">FILE * crearLogEstacion(char * nombreEstacion):</text:p>
        <text:p text:style-name="P9">Funcion Crea el Archivo tipo txt según nombre de la estación, param char * nombreEstacion puntero del nombre de la estación, return puntero tipo FILE al archivo txt de la estación.</text:p>
        <text:p text:style-name="P6"/>
        <text:p text:style-name="P9">void * llenarLog(TREN * tren , FILE * logEstacion):</text:p>
        <text:p text:style-name="P9"><text:soft-page-break/>Funcion Carga los datos en el archivo txt de la estación afectada, param TREN * tren puntero estructura tipo TREN con los datos del tren afectado, param FILE * logEstacion puntero tipo FILE al archivo txt de la estación afectada.</text:p>
        <text:p text:style-name="P2"/>
        <text:p text:style-name="P6"/>
        <text:p text:style-name="P6"><text:span text:style-name="T3">3</text:span>) TAD Funciones de Trenes</text:p>
        <text:p text:style-name="P6">TAD funcTrenes (funciones del mismo tren, desde que inicia, haciendo el recorrido con toda la comunicación con cada estación, y las opciones del mismo),</text:p>
        <text:p text:style-name="P6"/>
        <text:p text:style-name="P4"><text:span text:style-name="T3">Nombre de Funciones - </text:span>Operaciones:</text:p>
        <text:p text:style-name="P6"/>
        <text:p text:style-name="P6">Estructura de datos para Trenes </text:p>
        <text:p text:style-name="P6">typedef struct{</text:p>
        <text:p text:style-name="P6"><text:s text:c="4"/>int ID;</text:p>
        <text:p text:style-name="P6"><text:s text:c="4"/>int combustible;</text:p>
        <text:p text:style-name="P6"><text:s text:c="4"/>char modelo[10];</text:p>
        <text:p text:style-name="P6"><text:s text:c="4"/>char estOrigen[max_nombre_est];</text:p>
        <text:p text:style-name="P6"><text:s text:c="4"/>char estDestino[max_nombre_est];</text:p>
        <text:p text:style-name="P6"><text:s text:c="4"/>int tiempoRestante;</text:p>
        <text:p text:style-name="P6"><text:s text:c="4"/>int migrado;</text:p>
        <text:p text:style-name="P6"><text:s text:c="4"/>int nCliente;</text:p>
        <text:p text:style-name="P6">}TREN;</text:p>
        <text:p text:style-name="P6"/>
        <text:p text:style-name="P6">TREN inicializarTren(char *arch):</text:p>
        <text:p text:style-name="P10">Funcion Inicializa el Tren con todas las variables, param char * arch puntero a, return devuelve la variable tipo Tren con toda la info cargada.</text:p>
        <text:p text:style-name="P6"/>
        <text:p text:style-name="P6">void partir(TREN tren):</text:p>
        <text:p text:style-name="P10">Funcion Dibuja el Tren y resta el tiempo, param TREN tren variable tipo tren.</text:p>
        <text:p text:style-name="P6"/>
        <text:p text:style-name="P6">void cargarCombustible(int *combustible):</text:p>
        <text:p text:style-name="P10">Funcion Carga Combustible al tren que lo solicite, param int * combustible variable para indicar cantidad.</text:p>
        <text:p text:style-name="P6"/>
        <text:p text:style-name="P6">void armarMensajeRegistrarse(TREN tren,char *mensaje):</text:p>
        <text:p text:style-name="P10">Funcion Arma en una variable el mensaje con los datos del tren, param TREN tren una variable del tipo TREN, param char * mensaje la variable del mensaje a enviar.</text:p>
        <text:p text:style-name="P6"/>
        <text:p text:style-name="P6">void armarMensajeEstadoDelTren(TREN t, char * mensaje):</text:p>
        <text:p text:style-name="P10">Funcion Arma el mensaje con el estado del tren, param TREN tren una variable del tipo TREN, param char * mensaje la variable del mensaje a enviar.</text:p>
        <text:p text:style-name="P6"/>
        <text:p text:style-name="P6"><text:span text:style-name="T10">v</text:span>oid armarMensajeExit(TREN tren, char * mensaje):</text:p>
        <text:p text:style-name="P10">Funcion Arma el mensaje para salir del programa, param TREN tren una variable del tipo TREN, param char * mensaje la variable del mensaje a enviar.</text:p>
        <text:p text:style-name="P6"/>
        <text:p text:style-name="P6">void armarMensajePartir(TREN tren ,char * mensaje):</text:p>
        <text:p text:style-name="P10">Funcion Arma el mensaje para indicarle a la estación que quiere partir el tren, param TREN tren una variable del tipo TREN, param char * mensaje la variable del mensaje a enviar.</text:p>
        <text:p text:style-name="P6"/>
        <text:p text:style-name="P2"/>
        <text:p text:style-name="P6"><text:span text:style-name="T3">4</text:span>) TAD Interface de Trenes</text:p>
        <text:p text:style-name="P6">TAD tren_interface (Es la Interface del Tren como Cliente de Red, dibuja en pantalla, además de la Interfaz Gráfica),</text:p>
        <text:p text:style-name="P6"/>
        <text:p text:style-name="P4"><text:span text:style-name="T3">Nombre de Funciones - </text:span>Operaciones:</text:p>
        <text:p text:style-name="P6"/>
        <text:p text:style-name="P6">Estructura de datos para la variable global</text:p>
        <text:p text:style-name="P6"/>
        <text:p text:style-name="P6">typedef struct {</text:p>
        <text:p text:style-name="P6"><text:s text:c="4"/>WINDOW *pAppFrame;</text:p>
        <text:p text:style-name="P6"><text:s text:c="4"/>WINDOW *pLogFrame;</text:p>
        <text:p text:style-name="P6"><text:s text:c="4"/>WINDOW *pLogWindow;</text:p>
        <text:p text:style-name="P6"><text:s text:c="4"/>WINDOW *pCmdFrame;</text:p>
        <text:p text:style-name="P6"><text:s text:c="4"/>WINDOW *pCmdWindow;</text:p>
        <text:p text:style-name="P6">} ST_APP_WINDOW;</text:p>
        <text:p text:style-name="P6"/>
        <text:p text:style-name="P6">Estructura del tipo enum para los colores a utilizar</text:p>
        <text:p text:style-name="P6"/>
        <text:p text:style-name="P6">typedef enum {RED = 1, GREEN, BLUE, WHITE, YELLOW, CYAN,} COLOUR;</text:p>
        <text:p text:style-name="P6"/>
        <text:p text:style-name="P6">void initUserInterface(ST_APP_WINDOW *):</text:p>
        <text:p text:style-name="P11">Funcion que Crea las ventanas de la app. Asocia colores con las ventanas, Crea en pantalla un grupo de ventanas con la siguiente estructura: Log: muestra mensajes, Cmd: permite el ingreso de comandos al usuario. param ST_APP_WINDOW * puntero a estructura que contiene las ventanas.</text:p>
        <text:p text:style-name="P6"/>
        <text:p text:style-name="P6">void drawUserInterface(ST_APP_WINDOW *):</text:p>
        <text:p text:style-name="P11">Funcion que Dibuja el Marco de la App, Ventana Log, Ventana Cmd, Ventana Reg, param ST_APP_WINDOW * puntero a estructura que contiene las ventanas.</text:p>
        <text:p text:style-name="P6"/>
        <text:p text:style-name="P6">void printWindowTitle(WINDOW *pWin, const char * message):</text:p>
        <text:p text:style-name="P11">Funcion que imprime en la pantalla tipo Log en la parte superior, param * pWindow puntero a la estructura que contiene las ventanas, param * message contiene el mensaje a imprimir, param colour de la estructura tipo enum con los colores a utilizar.</text:p>
        <text:p text:style-name="P6"/>
        <text:p text:style-name="P6">void printMessage(ST_APP_WINDOW *pWindow, const char * message, COLOUR colour):</text:p>
        <text:p text:style-name="P11">Funcion Imprime mensaje, param * pWindow puntero a la estructura que contiene las ventanas, param * message contiene el mensaje a imprimir, param colour de la estructura tipo enum con los colores a utilizar.</text:p>
        <text:p text:style-name="P6"/>
        <text:p text:style-name="P6">void unInitUserInterface(ST_APP_WINDOW *):</text:p>
        <text:p text:style-name="P11">Funcion que inicia el usuario de la interfaz grafica, param * variable global para la interfaz grafica.</text:p>
        <text:p text:style-name="P6"/>
        <text:p text:style-name="P6">void clearCmdWindow(WINDOW *pWin):</text:p>
        <text:p text:style-name="P11">Funcion que limpia la ventana de comandos, param * pWin variable global, ventana de comandos, return ERR_OK.</text:p>
        <text:p text:style-name="P6"><text:soft-page-break/></text:p>
        <text:p text:style-name="P6">void clearLogWindow(WINDOW *pWin):</text:p>
        <text:p text:style-name="P11">Funcion que limpia la ventana de comandos y hace un refresco de pantalla, <text:span text:style-name="T11">L</text:span>impia la pantalla del Log, param * pWin variable global, ventana de comandos, return ERR_OK.</text:p>
        <text:p text:style-name="P6"/>
        <text:p text:style-name="P6">void printHelp(ST_APP_WINDOW *pAppWin):</text:p>
        <text:p text:style-name="P11">Funcion que imprime la Ayuda del programa, <text:span text:style-name="T11">p</text:span>aram * pAppWin representa la Variable global para la interfaz grafica.</text:p>
        <text:p text:style-name="P6"/>
        <text:p text:style-name="P6">void imprimirAndenAsignado(ST_APP_WINDOW *pWin):</text:p>
        <text:p text:style-name="P11">Funcion que imprime un mensaje que se le a asignado el anden al tren, param * pAppWin representa la Variable global para la interfaz grafica.</text:p>
        <text:p text:style-name="P6"/>
        <text:p text:style-name="P6">void DibujarTrenViajando(WINDOW *pLogWindow, int * tiempoRestante):</text:p>
        <text:p text:style-name="P11">Funcion Muestra el Tren viajando, param * pLogWindow representa la Variable global, param * puntero al tiempo restante del tren para actualizarlo.</text:p>
        <text:p text:style-name="P6"/>
        <text:p text:style-name="P6">void salirDelPrograma(TREN tren, int client, ST_APP_WINDOW * pWin):</text:p>
        <text:p text:style-name="P11">Funcion Salir del programa, param TREN tren estructura de datos tren, param int client numero de cliente servidor, param * pAppWin representa la Variable global para la interfaz grafica.</text:p>
        <text:p text:style-name="P6"/>
        <text:p text:style-name="P6">void InterfazGrafica(void * argumentos):</text:p>
        <text:p text:style-name="P11">Funcion para el hilo que se encarga de la interfaz grafica, param * argumentos.</text:p>
        <text:p text:style-name="P2"/>
        <text:p text:style-name="P12"><text:span text:style-name="T3">5</text:span>) TAD Conexión</text:p>
        <text:p text:style-name="P12">TAD Conexión (Crea y Conecta los involucrados en la red),</text:p>
        <text:p text:style-name="P12"/>
        <text:p text:style-name="P4"><text:span text:style-name="T3">Nombre de Funciones - </text:span>Operaciones:</text:p>
        <text:p text:style-name="P12"/>
        <text:p text:style-name="P12">char * FormatearNombre( char * Palabra):</text:p>
        <text:p text:style-name="P7">Funcion que organiza la palabra ingresada, * palabra es la palabra ingresada en el comando, return el nombre formateado primera en Mayúscula y las demás en minúsculas</text:p>
        <text:p text:style-name="P12"/>
        <text:p text:style-name="P12">void obtenerDatosRed(char* IP, int *Puerto, char * confRed):</text:p>
        <text:p text:style-name="P7">Funcion que obtiene IP y Puerto de la red de servicios., char * IP es la dirección de IP que identifica la interfaz de red, char * Puerto es el puerto de comunicación, char * confRed el archivo de configuracion de red, return * red puntero al archivo de configuración de red.</text:p>
        <text:p text:style-name="P12"/>
        <text:p text:style-name="P12">int CrearSocketServer(char * confRed):</text:p>
        <text:p text:style-name="P7">Funcion que crea el Socket de comunicación tipo Servidor, * confRed es el puntero del archivo de configuración del Servidor, return un int server formateado para la conexión.</text:p>
        <text:p text:style-name="P12"/>
        <text:p text:style-name="P12">int CrearSocketCliente(char * confRed):</text:p>
        <text:p text:style-name="P7">Funcion que crea el Socket de comunicación tipo Cliente, param * confRed es el puntero al archivo de configuración del Cliente, return un int cliente formateado para la conexión.</text:p>
        <text:p text:style-name="P5"/>
        <text:p text:style-name="P12">int conectarEstacion(char * confRed):</text:p>
        <text:p text:style-name="P7">Funcion que crea la Conexión de la Estación, param * confRed es el puntero del archivo de configuración del Servidor, return int cliente formateado para la conexión.</text:p>
        <text:p text:style-name="P12"/>
        <text:p text:style-name="P12">void obtenerConfRed(char * nombreEstacion , char * archConfigRed):</text:p>
        <text:p text:style-name="P7"><text:span text:style-name="T7">Funcion que </text:span>Obtiene el nombre del archivo de conf de Red según el nombre de la estación a conectarse, param * nombreEstacion puntero al argumento con el nombre de la estación a conectarse, param * archConfigRed puntero a char donde se va a guardar el nombre del archivo de conf de r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Footer" style:family="paragraph" style:parent-style-name="Normal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s" fo:country="AR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6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Página: <text:s text:c="2"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9T10:45:37.407673471</meta:creation-date>
    <dc:date>2019-11-04T11:18:14.008683304</dc:date>
    <meta:editing-duration>PT44M46S</meta:editing-duration>
    <meta:editing-cycles>13</meta:editing-cycles>
    <meta:document-statistic meta:table-count="0" meta:image-count="0" meta:object-count="0" meta:page-count="10" meta:paragraph-count="201" meta:word-count="2436" meta:character-count="15789" meta:non-whitespace-character-count="13451"/>
  </office:meta>
</office:document-meta>
</file>